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/>
      <style:text-properties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P27" style:parent-style-name="Standard" style:family="paragraph">
      <style:text-properties fo:language="ru" fo:country="RU"/>
    </style:style>
    <style:style style:name="P28" style:parent-style-name="Standard" style:family="paragraph"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P30" style:parent-style-name="Standard" style:family="paragraph">
      <style:paragraph-properties fo:text-align="end"/>
      <style:text-properties fo:language="ru" fo:country="RU"/>
    </style:style>
    <style:style style:name="P31" style:parent-style-name="Standard" style:family="paragraph">
      <style:paragraph-properties fo:text-align="end"/>
      <style:text-properties fo:language="ru" fo:country="RU"/>
    </style:style>
    <style:style style:name="P32" style:parent-style-name="Standard" style:family="paragraph">
      <style:paragraph-properties fo:text-align="end"/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T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P52" style:parent-style-name="Standard" style:family="paragraph">
      <style:text-properties fo:font-weight="bold" style:font-weight-asian="bold" style:font-weight-complex="bold" fo:language="ru" fo:country="RU"/>
    </style:style>
    <style:style style:name="P53" style:parent-style-name="Standard" style:family="paragraph">
      <style:text-properties fo:font-weight="bold" style:font-weight-asian="bold" style:font-weight-complex="bold" fo:language="ru" fo:country="RU"/>
    </style:style>
    <style:style style:name="P54" style:parent-style-name="Standard" style:family="paragraph">
      <style:text-properties fo:font-weight="bold" style:font-weight-asian="bold" style:font-weight-complex="bold"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P62" style:parent-style-name="Standard" style:family="paragraph">
      <style:text-properties fo:language="ru" fo:country="RU"/>
    </style:style>
    <style:style style:name="TableColumn64" style:family="table-column">
      <style:table-column-properties style:column-width="3.4625in" style:use-optimal-column-width="false"/>
    </style:style>
    <style:style style:name="TableColumn65" style:family="table-column">
      <style:table-column-properties style:column-width="3.4625in" style:use-optimal-column-width="false"/>
    </style:style>
    <style:style style:name="Table63" style:family="table">
      <style:table-properties style:width="6.925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T1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7</text:p>
      <text:p text:style-name="P24">По дисциплине “Операционные системы”</text:p>
      <text:p text:style-name="P25">Тема: “Семафоры”</text:p>
      <text:p text:style-name="P26"/>
      <text:p text:style-name="P27"/>
      <text:p text:style-name="P28"/>
      <text:p text:style-name="P29"/>
      <text:p text:style-name="P30"/>
      <text:p text:style-name="P31">Выполнил:</text:p>
      <text:p text:style-name="P32">Студент 2 курса</text:p>
      <text:p text:style-name="P33">Группы ИИ-23</text:p>
      <text:p text:style-name="P34">Романюк<text:s/>А.<text:s/>П.</text:p>
      <text:p text:style-name="P35">Проверил:</text:p>
      <text:p text:style-name="P36">Чеслов А.<text:s/>В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Брест 2023</text:p>
      <text:soft-page-break/>
      <text:p text:style-name="Standard"><text:span text:style-name="T50">Цел работы:</text:span><text:span text:style-name="T51"><text:s/>изучить семафоры как средство межпроцессорного взаимодействия.</text:span></text:p>
      <text:p text:style-name="P52">Ход работы:</text:p>
      <text:p text:style-name="P53"/>
      <text:p text:style-name="P54">Задание:</text:p>
      <text:p text:style-name="P55">Написать две (или более) программы, которые, работая параллельно зацикленно,</text:p>
      <text:p text:style-name="P56">обмениваются информацией согласно варианту</text:p>
      <text:p text:style-name="P57"/>
      <text:p text:style-name="P58">Первый процесс семафорами передаёт второму текущее время, а второй</text:p>
      <text:p text:style-name="P59">выводит его в форматированном для человека виде. Внимание: никаких средств</text:p>
      <text:p text:style-name="Standard"><text:span text:style-name="T60">взаимодействия (файлов,<text:s/></text:span>pipe<text:span text:style-name="T61">, ...), кроме семафоров и мьютексов, не использовать!</text:span></text:p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Standard">part1.c:</text:p>
          </table:table-cell>
          <table:table-cell table:style-name="TableCell68">
            <text:p text:style-name="Standard">part2.c:</text:p>
          </table:table-cell>
        </table:table-row>
        <table:table-row table:style-name="TableRow69">
          <table:table-cell table:style-name="TableCell70">
            <text:p text:style-name="P71">#include &lt;semaphore.h&gt;</text:p>
            <text:p text:style-name="P72">#include &lt;stdio.h&gt;</text:p>
            <text:p text:style-name="P73">#include<text:s/>&lt;stdlib.h&gt;</text:p>
            <text:p text:style-name="P74">#include &lt;string.h&gt;</text:p>
            <text:p text:style-name="P75">#include &lt;time.h&gt;</text:p>
            <text:p text:style-name="P76">#include &lt;unistd.h&gt;</text:p>
            <text:p text:style-name="P77">#include &lt;sys/mman.h&gt;</text:p>
            <text:p text:style-name="P78">#include &lt;sys/stat.h&gt;</text:p>
            <text:p text:style-name="P79">#include &lt;fcntl.h&gt;</text:p>
            <text:p text:style-name="P80"/>
            <text:p text:style-name="P81">int main() {</text:p>
            <text:p text:style-name="P82"><text:s text:c="4"/>sem_t *sem_input;</text:p>
            <text:p text:style-name="P83"><text:s text:c="4"/>const char *sem_input_name = "/input_sem";</text:p>
            <text:p text:style-name="P84"><text:s text:c="4"/>sem_unlink(sem_input_name);</text:p>
            <text:p text:style-name="P85"><text:s text:c="4"/>sem_input = sem_open(sem_input_name, O_CREAT, 0777, 1);</text:p>
            <text:p text:style-name="P86"/>
            <text:p text:style-name="P87"><text:s text:c="4"/>int *shared_memory;</text:p>
            <text:p text:style-name="P88"><text:s text:c="4"/>int shm_fd = shm_open("/shared_memory", O_CREAT | O_RDWR, 0777);</text:p>
            <text:p text:style-name="P89"><text:s text:c="4"/>ftruncate(shm_fd, sizeof(int));</text:p>
            <text:p text:style-name="P90"><text:s text:c="4"/>shared_memory = (int<text:s/>*)mmap(0, sizeof(int), PROT_WRITE, MAP_SHARED, shm_fd, 0);</text:p>
            <text:p text:style-name="P91"/>
            <text:p text:style-name="P92"><text:s text:c="4"/>while (1) {</text:p>
            <text:p text:style-name="P93"><text:s text:c="8"/>sem_wait(sem_input);</text:p>
            <text:p text:style-name="P94"/>
            <text:p text:style-name="P95"><text:s text:c="8"/>time_t current_time;</text:p>
            <text:p text:style-name="P96"><text:s text:c="8"/>time(&amp;current_time);</text:p>
            <text:p text:style-name="P97"/>
            <text:p text:style-name="P98"><text:s text:c="8"/>*shared_memory = (int)current_time;</text:p>
            <text:p text:style-name="P99"><text:s text:c="8"/>sleep(2);</text:p>
            <text:p text:style-name="P100"><text:s text:c="8"/>sem_post(sem_input);</text:p>
            <text:p text:style-name="P101"/>
            <text:p text:style-name="P102"><text:s text:c="8"/>sleep(2);</text:p>
            <text:p text:style-name="P103"><text:s text:c="4"/>}</text:p>
            <text:p text:style-name="P104"/>
            <text:p text:style-name="P105"><text:s text:c="4"/>sem_close(sem_input);</text:p>
            <text:p text:style-name="P106"><text:s text:c="4"/>sem_unlink(sem_input_name);</text:p>
            <text:p text:style-name="P107"/>
            <text:p text:style-name="P108"><text:s text:c="4"/>return 0;</text:p>
            <text:p text:style-name="P109">}</text:p>
          </table:table-cell>
          <table:table-cell table:style-name="TableCell110">
            <text:p text:style-name="P111">#include &lt;semaphore.h&gt;</text:p>
            <text:p text:style-name="P112">#include &lt;stdio.h&gt;</text:p>
            <text:p text:style-name="P113">#include &lt;stdlib.h&gt;</text:p>
            <text:p text:style-name="P114">#include &lt;string.h&gt;</text:p>
            <text:p text:style-name="P115">#include &lt;time.h&gt;</text:p>
            <text:p text:style-name="P116">#include &lt;unistd.h&gt;</text:p>
            <text:p text:style-name="P117">#include &lt;sys/mman.h&gt;</text:p>
            <text:p text:style-name="P118">#include &lt;sys/stat.h&gt;</text:p>
            <text:p text:style-name="P119">#include &lt;fcntl.h&gt;</text:p>
            <text:p text:style-name="P120"/>
            <text:p text:style-name="P121">int main() {</text:p>
            <text:p text:style-name="P122"><text:s text:c="4"/>sem_t *sem_input;</text:p>
            <text:p text:style-name="P123"><text:s text:c="4"/>const char *sem_input_name = "/input_sem";</text:p>
            <text:p text:style-name="P124"><text:s text:c="4"/>sem_input = sem_open(sem_input_name, O_CREAT, 0777, 1);</text:p>
            <text:p text:style-name="P125"/>
            <text:p text:style-name="P126"><text:s text:c="4"/>int *shared_memory;</text:p>
            <text:p text:style-name="P127"><text:s text:c="4"/>int shm_fd = shm_open("/shared_memory", O_RDWR, 0);</text:p>
            <text:p text:style-name="P128"><text:s text:c="4"/>shared_memory = (int *)mmap(0, sizeof(int), PROT_READ, MAP_SHARED, shm_fd, 0);</text:p>
            <text:p text:style-name="P129"/>
            <text:p text:style-name="P130"><text:s text:c="4"/>while (1) {</text:p>
            <text:p text:style-name="P131"><text:s text:c="8"/>sem_wait(sem_input);</text:p>
            <text:p text:style-name="P132"/>
            <text:p text:style-name="P133"><text:s text:c="8"/>time_t received_time = (time_t)(*shared_memory);</text:p>
            <text:p text:style-name="P134"><text:s text:c="8"/>struct tm *local_time =<text:s/>localtime(&amp;received_time);</text:p>
            <text:p text:style-name="P135"><text:s text:c="8"/>char time_str[100];</text:p>
            <text:p text:style-name="P136"><text:s text:c="8"/>strftime(time_str, sizeof(time_str), "%Y-%m-%d %H:%M:%S", local_time);</text:p>
            <text:p text:style-name="P137"/>
            <text:p text:style-name="P138"><text:s text:c="8"/>printf("Received time: %s\n", time_str);</text:p>
            <text:p text:style-name="P139"/>
            <text:p text:style-name="P140"><text:s text:c="8"/>sem_post(sem_input);</text:p>
            <text:p text:style-name="P141"><text:s text:c="8"/>sleep(2);</text:p>
            <text:p text:style-name="P142"><text:s text:c="4"/>}</text:p>
            <text:p text:style-name="P143"/>
            <text:p text:style-name="P144"><text:s text:c="4"/>sem_close(sem_input);</text:p>
            <text:p text:style-name="P145"/>
            <text:p text:style-name="P146"><text:s text:c="4"/>return 0;</text:p>
            <text:p text:style-name="P147">}</text:p>
          </table:table-cell>
        </table:table-row>
      </table:table>
      <text:p text:style-name="P148"/>
      <text:p text:style-name="Standard"><text:span text:style-name="T149">Вывод:</text:span><text:span text:style-name="T150"><text:s/>изучил семафоры как средств</text:span>o<text:span text:style-name="T151"><text:s/>межпроцессорного взаимодействи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10-21T13:55:00Z</meta:creation-date>
    <dc:date>2023-10-16T17:39:00Z</dc:date>
    <meta:template xlink:href="Normal.dotm" xlink:type="simple"/>
    <meta:editing-cycles>5</meta:editing-cycles>
    <meta:editing-duration>PT4440S</meta:editing-duration>
    <meta:document-statistic meta:page-count="2" meta:paragraph-count="5" meta:word-count="394" meta:character-count="2637" meta:row-count="18" meta:non-whitespace-character-count="2248"/>
  </office:meta>
</office:document-meta>
</file>